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6552EB7C29E304DD.png" manifest:media-type="image/png"/>
  <manifest:file-entry manifest:full-path="Pictures/100000000000007D0000006AEBE1F678DFE0EB0F.png" manifest:media-type="image/png"/>
  <manifest:file-entry manifest:full-path="Pictures/100000000000008300000063C81626885865E602.png" manifest:media-type="image/png"/>
  <manifest:file-entry manifest:full-path="Pictures/10000000000000850000005C7A9488BFF3E50E8E.png" manifest:media-type="image/png"/>
  <manifest:file-entry manifest:full-path="Pictures/10000000000000E1000000E1E88B15951568301C.png" manifest:media-type="image/png"/>
  <manifest:file-entry manifest:full-path="Pictures/10000000000000E1000000E18BE40C48ACC73ED8.png" manifest:media-type="image/png"/>
  <manifest:file-entry manifest:full-path="Pictures/10000000000000910000007CBCEFA7E6D66F55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0000" draw:marker-start="" draw:marker-start-width="0.459cm" draw:marker-end="Extrémités_20_de_20_flèche_20_3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stroke="dash" draw:stroke-dash="Dash_20__28_Rounded_29_" svg:stroke-width="0.212cm" svg:stroke-color="#069a2e" draw:marker-start="Extrémités_20_de_20_flèche_20_4" draw:marker-start-width="0.618cm" draw:marker-end="Extrémités_20_de_20_flèche_20_5" draw:marker-end-width="0.618cm" svg:stroke-linecap="round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-width="0.359cm" draw:marker-end="Extrémités_20_de_20_flèche_20_6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3.307cm" svg:height="2.805cm" svg:x="1.751cm" svg:y="10.446cm">
          <draw:image xlink:href="Pictures/100000000000007D0000006AEBE1F678DFE0EB0F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3.466cm" svg:height="2.619cm" svg:x="5.501cm" svg:y="10.251cm">
          <draw:image xlink:href="Pictures/100000000000008300000063C81626885865E602.png" xlink:type="simple" xlink:show="embed" xlink:actuate="onLoad" draw:mime-type="image/png">
            <text:p/>
          </draw:image>
        </draw:frame>
        <draw:frame draw:style-name="gr1" draw:text-style-name="P1" xml:id="id4" draw:id="id4" draw:layer="layout" svg:width="3.519cm" svg:height="2.434cm" svg:x="9.251cm" svg:y="10.317cm">
          <draw:image xlink:href="Pictures/10000000000000850000005C7A9488BFF3E50E8E.png" xlink:type="simple" xlink:show="embed" xlink:actuate="onLoad" draw:mime-type="image/png">
            <text:p/>
          </draw:image>
        </draw:frame>
        <draw:connector draw:style-name="gr2" draw:text-style-name="P1" draw:layer="layout" draw:type="curve" svg:x1="6.833cm" svg:y1="9.25cm" svg:x2="3.404cm" svg:y2="10.446cm" draw:start-shape="id1" draw:start-glue-point="2" draw:end-shape="id2" draw:end-glue-point="0" svg:d="M6833 9250c0 897-3429 299-3429 1196" svg:viewBox="0 0 3430 1197">
          <text:p/>
        </draw:connector>
        <draw:connector draw:style-name="gr2" draw:text-style-name="P1" draw:layer="layout" draw:type="curve" svg:x1="6.833cm" svg:y1="9.25cm" svg:x2="7.234cm" svg:y2="10.251cm" draw:start-shape="id1" draw:start-glue-point="2" draw:end-shape="id3" draw:end-glue-point="0" svg:d="M6833 9250c0 751 401 251 401 1001" svg:viewBox="0 0 402 1002">
          <text:p/>
        </draw:connector>
        <draw:connector draw:style-name="gr2" draw:text-style-name="P1" draw:layer="layout" draw:type="curve" svg:x1="6.833cm" svg:y1="9.25cm" svg:x2="11.01cm" svg:y2="10.317cm" draw:start-shape="id1" draw:start-glue-point="2" draw:end-shape="id4" draw:end-glue-point="0" svg:d="M6833 9250c0 801 4177 268 4177 1067" svg:viewBox="0 0 4178 1068">
          <text:p/>
        </draw:connector>
        <draw:frame draw:style-name="gr1" draw:text-style-name="P1" xml:id="id6" draw:id="id6" draw:layer="layout" svg:width="2.38cm" svg:height="2.38cm" svg:x="13.621cm" svg:y="4.621cm">
          <draw:image xlink:href="Pictures/10000000000000E1000000E16552EB7C29E304DD.png" xlink:type="simple" xlink:show="embed" xlink:actuate="onLoad" draw:mime-type="image/png">
            <text:p/>
          </draw:image>
        </draw:frame>
        <draw:frame draw:style-name="gr1" draw:text-style-name="P1" xml:id="id7" draw:id="id7" draw:layer="layout" svg:width="1.705cm" svg:height="1.705cm" draw:transform="rotate (-0.0317649923862968) translate (16.797cm 5.001cm)">
          <draw:image xlink:href="Pictures/10000000000000E1000000E1E88B15951568301C.png" xlink:type="simple" xlink:show="embed" xlink:actuate="onLoad" draw:mime-type="image/png">
            <text:p/>
          </draw:image>
        </draw:frame>
        <draw:connector draw:style-name="gr3" draw:text-style-name="P1" draw:layer="layout" draw:type="curve" svg:x1="6.875cm" svg:y1="3.5cm" svg:x2="13.621cm" svg:y2="5.811cm" draw:start-shape="id5" draw:start-glue-point="0" draw:end-shape="id6" draw:end-glue-point="3" svg:d="M6875 3500c0-750 1906-625 2492 140s-148 2171 4254 2171" svg:viewBox="0 0 6747 2814">
          <text:p/>
        </draw:connector>
        <draw:frame draw:style-name="gr4" draw:text-style-name="P2" draw:layer="layout" svg:width="2.25cm" svg:height="0.962cm" svg:x="13.493cm" svg:y="4.251cm">
          <draw:text-box>
            <text:p>Client</text:p>
          </draw:text-box>
        </draw:frame>
        <draw:connector draw:style-name="gr5" draw:text-style-name="P1" draw:layer="layout" draw:type="curve" svg:x1="16.001cm" svg:y1="5.811cm" svg:x2="16.77cm" svg:y2="5.853cm" draw:start-shape="id6" draw:start-glue-point="1" draw:end-shape="id7" draw:end-glue-point="3" svg:d="M16001 5811c556 0 172 42 769 42" svg:viewBox="0 0 770 43">
          <text:p/>
        </draw:connector>
        <draw:frame draw:style-name="gr1" draw:text-style-name="P1" xml:id="id1" draw:id="id1" draw:layer="layout" svg:width="2.666cm" svg:height="2.28cm" svg:x="5.5cm" svg:y="6.97cm">
          <draw:image xlink:href="Pictures/10000000000000910000007CBCEFA7E6D66F5558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1.75cm" svg:height="1.75cm" svg:x="6cm" svg:y="3.5cm">
          <draw:image xlink:href="Pictures/10000000000000E1000000E18BE40C48ACC73ED8.png" xlink:type="simple" xlink:show="embed" xlink:actuate="onLoad" draw:mime-type="image/png">
            <text:p/>
          </draw:image>
        </draw:frame>
        <draw:connector draw:style-name="gr2" draw:text-style-name="P1" draw:layer="layout" draw:type="curve" svg:x1="6.875cm" svg:y1="5.25cm" svg:x2="6.833cm" svg:y2="6.97cm" draw:start-shape="id5" draw:start-glue-point="2" draw:end-shape="id1" draw:end-glue-point="0" svg:d="M6875 5250c0 1290-42 430-42 1720" svg:viewBox="0 0 43 172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13" svg:d="M0 13l10-13 10 13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3T15:53:16.742000000</meta:creation-date>
    <dc:date>2022-08-26T07:42:40.566000000</dc:date>
    <meta:editing-duration>PT2M</meta:editing-duration>
    <meta:editing-cycles>2</meta:editing-cycles>
    <meta:generator>LibreOffice/7.2.1.2$Windows_X86_64 LibreOffice_project/87b77fad49947c1441b67c559c339af8f3517e22</meta:generator>
    <meta:document-statistic meta:object-count="14"/>
  </office:meta>
</office:document-meta>
</file>